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06DB1245282030925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6a3" officeooo:paragraph-rsid="0001d6a3"/>
    </style:style>
    <style:style style:name="T1" style:family="text">
      <style:text-properties officeooo:rsid="0002bd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boRunning:</text:p>
      <text:p text:style-name="P1"/>
      <text:p text:style-name="P1"><draw:frame draw:style-name="fr1" draw:name="Image1" text:anchor-type="char" svg:width="6.9252in" svg:height="1.0398in" draw:z-index="0"><draw:image xlink:href="Pictures/10000201000002D60000006DB1245282030925B1.png" xlink:type="simple" xlink:show="embed" xlink:actuate="onLoad" loext:mime-type="image/png"/></draw:frame><text:line-break/>返回值0代表了一个有效的io返回值，使用-1代表错误<text:span text:style-name="T1">。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5:31:19.929150042</meta:creation-date>
    <dc:date>2021-03-25T17:49:57.479217509</dc:date>
    <meta:editing-duration>PT8M7S</meta:editing-duration>
    <meta:editing-cycles>1</meta:editing-cycles>
    <meta:document-statistic meta:table-count="0" meta:image-count="1" meta:object-count="0" meta:page-count="1" meta:paragraph-count="2" meta:word-count="26" meta:character-count="40" meta:non-whitespace-character-count="39"/>
    <meta:generator>LibreOffice/6.4.6.2$Linux_X86_64 LibreOffice_project/40$Build-2</meta:generator>
  </office:meta>
</office:document-meta>
</file>